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81cm" svg:stroke-color="#000000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Long_20_Dot" svg:stroke-width="0.053cm" svg:stroke-color="#00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6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7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67cm"/>
      <style:paragraph-properties style:writing-mode="lr-tb"/>
    </style:style>
    <style:style style:name="gr10" style:family="graphic" style:parent-style-name="objectwithoutfill">
      <style:graphic-properties svg:stroke-color="#000000" draw:fill="none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0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8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25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-8% 58%" style:font-name="Liberation Sans1" style:font-name-asian="Liberation Sans1" style:font-name-complex="Liberation Sans1"/>
    </style:style>
    <style:style style:name="T3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6cm" svg:y1="14.86cm" svg:x2="16.132cm" svg:y2="14.86cm">
          <text:p/>
        </draw:line>
        <draw:line draw:style-name="gr1" draw:text-style-name="P1" draw:layer="layout" svg:x1="4.763cm" svg:y1="14.865cm" svg:x2="2.141cm" svg:y2="5.388cm">
          <text:p/>
        </draw:line>
        <draw:line draw:style-name="gr1" draw:text-style-name="P1" draw:layer="layout" svg:x1="16.132cm" svg:y1="14.86cm" svg:x2="21.217cm" svg:y2="6.666cm">
          <text:p/>
        </draw:line>
        <draw:line draw:style-name="gr2" draw:text-style-name="P1" draw:layer="layout" svg:x1="2.137cm" svg:y1="0.509cm" svg:x2="2.137cm" svg:y2="14.853cm">
          <text:p/>
        </draw:line>
        <draw:line draw:style-name="gr2" draw:text-style-name="P1" draw:layer="layout" svg:x1="20.926cm" svg:y1="14.862cm" svg:x2="2.08cm" svg:y2="14.862cm">
          <text:p/>
        </draw:line>
        <draw:line draw:style-name="gr3" draw:text-style-name="P1" draw:layer="layout" svg:x1="16.132cm" svg:y1="14.86cm" svg:x2="2.139cm" svg:y2="5.387cm">
          <text:p/>
        </draw:line>
        <draw:line draw:style-name="gr1" draw:text-style-name="P1" draw:layer="layout" svg:x1="4.762cm" svg:y1="14.856cm" svg:x2="4.762cm" svg:y2="20.067cm">
          <text:p/>
        </draw:line>
        <draw:line draw:style-name="gr1" draw:text-style-name="P1" draw:layer="layout" svg:x1="16.14cm" svg:y1="14.857cm" svg:x2="16.14cm" svg:y2="20.068cm">
          <text:p/>
        </draw:line>
        <draw:line draw:style-name="gr2" draw:text-style-name="P1" draw:layer="layout" svg:x1="0.812cm" svg:y1="0.555cm" svg:x2="2.138cm" svg:y2="5.388cm">
          <text:p/>
        </draw:line>
        <draw:line draw:style-name="gr3" draw:text-style-name="P1" draw:layer="layout" svg:x1="2.142cm" svg:y1="5.388cm" svg:x2="4.516cm" svg:y2="0.212cm">
          <text:p/>
        </draw:line>
        <draw:frame draw:style-name="gr4" draw:text-style-name="P2" draw:layer="layout" svg:width="0.882cm" svg:height="0.962cm" svg:x="2.011cm" svg:y="3.457cm">
          <draw:text-box>
            <text:p><text:span text:style-name="T1">α</text:span></text:p>
          </draw:text-box>
        </draw:frame>
        <draw:frame draw:style-name="gr5" draw:text-style-name="P2" draw:layer="layout" svg:width="2.855cm" svg:height="0.964cm" draw:transform="rotate (-1.43116998663535) translate (2.077cm 1.297cm)">
          <draw:text-box>
            <text:p>90°-<text:span text:style-name="T1">θ</text:span><text:span text:style-name="T2">1</text:span></text:p>
          </draw:text-box>
        </draw:frame>
        <draw:frame draw:style-name="gr6" draw:text-style-name="P2" draw:layer="layout" svg:width="1.246cm" svg:height="1.673cm" svg:x="3.565cm" svg:y="13.935cm">
          <draw:text-box>
            <text:p><text:span text:style-name="T1">θ</text:span><text:span text:style-name="T2">1</text:span></text:p>
          </draw:text-box>
        </draw:frame>
        <draw:frame draw:style-name="gr7" draw:text-style-name="P2" draw:layer="layout" svg:width="2.964cm" svg:height="1.023cm" draw:transform="rotate (-0.872664625997165) translate (2.863cm 5.645cm)">
          <draw:text-box>
            <text:p>90°+<text:span text:style-name="T1">α</text:span><text:span text:style-name="T3">-</text:span><text:span text:style-name="T1">θ</text:span><text:span text:style-name="T2">1</text:span></text:p>
          </draw:text-box>
        </draw:frame>
        <draw:frame draw:style-name="gr8" draw:text-style-name="P2" draw:layer="layout" svg:width="2.998cm" svg:height="0.962cm" svg:x="4.587cm" svg:y="13.935cm">
          <draw:text-box>
            <text:p>180-<text:span text:style-name="T1">θ</text:span><text:span text:style-name="T2">1</text:span></text:p>
          </draw:text-box>
        </draw:frame>
        <draw:frame draw:style-name="gr9" draw:text-style-name="P2" draw:layer="layout" svg:width="3.21cm" svg:height="0.962cm" svg:x="12.276cm" svg:y="13.97cm">
          <draw:text-box>
            <text:p>2<text:span text:style-name="T1">θ</text:span><text:span text:style-name="T2">1</text:span><text:span text:style-name="T3">-</text:span><text:span text:style-name="T1">α</text:span><text:span text:style-name="T3">-90°</text:span></text:p>
          </draw:text-box>
        </draw:frame>
        <draw:line draw:style-name="gr10" draw:text-style-name="P1" draw:layer="layout" svg:x1="2.143cm" svg:y1="14.518cm" svg:x2="2.483cm" svg:y2="14.518cm">
          <text:p/>
        </draw:line>
        <draw:line draw:style-name="gr10" draw:text-style-name="P1" draw:layer="layout" svg:x1="2.483cm" svg:y1="14.864cm" svg:x2="2.483cm" svg:y2="14.524cm">
          <text:p/>
        </draw:line>
        <draw:frame draw:style-name="gr6" draw:text-style-name="P2" draw:layer="layout" svg:width="1.06cm" svg:height="1.673cm" svg:x="16.403cm" svg:y="14.032cm">
          <draw:text-box>
            <text:p><text:span text:style-name="T1">θ</text:span><text:span text:style-name="T2">2</text:span></text:p>
          </draw:text-box>
        </draw:frame>
        <draw:frame draw:style-name="gr11" draw:text-style-name="P2" draw:layer="layout" svg:width="0.962cm" svg:height="1.299cm" svg:x="2.79cm" svg:y="10.199cm">
          <draw:text-box>
            <text:p>a</text:p>
          </draw:text-box>
        </draw:frame>
        <draw:frame draw:style-name="gr12" draw:text-style-name="P2" draw:layer="layout" svg:width="1.155cm" svg:height="1.058cm" svg:x="9.862cm" svg:y="15.058cm">
          <draw:text-box>
            <text:p>b</text:p>
          </draw:text-box>
        </draw:frame>
        <draw:frame draw:style-name="gr13" draw:text-style-name="P2" draw:layer="layout" svg:width="0.962cm" svg:height="1.106cm" svg:x="1.059cm" svg:y="4.859cm">
          <draw:text-box>
            <text:p>B</text:p>
          </draw:text-box>
        </draw:frame>
        <draw:frame draw:style-name="gr13" draw:text-style-name="P2" draw:layer="layout" svg:width="1.107cm" svg:height="1.106cm" svg:x="16.212cm" svg:y="14.769cm">
          <draw:text-box>
            <text:p>A</text:p>
          </draw:text-box>
        </draw:frame>
        <draw:frame draw:style-name="gr14" draw:text-style-name="P2" draw:layer="layout" svg:width="1.01cm" svg:height="0.962cm" svg:x="3.897cm" svg:y="14.865cm">
          <draw:text-box>
            <text:p>C</text:p>
          </draw:text-box>
        </draw:frame>
        <draw:frame draw:style-name="gr15" draw:text-style-name="P2" draw:layer="layout" svg:width="1.065cm" svg:height="1.175cm" svg:x="1.25cm" svg:y="14.92cm">
          <draw:text-box>
            <text:p>H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6T09:12:43.443350141</meta:creation-date>
    <dc:date>2021-05-16T09:55:32.062460172</dc:date>
    <meta:editing-duration>PT21M44S</meta:editing-duration>
    <meta:editing-cycles>8</meta:editing-cycles>
    <meta:generator>LibreOffice/7.0.6.2$Linux_X86_64 LibreOffice_project/00$Build-2</meta:generator>
    <meta:document-statistic meta:object-count="25"/>
  </office:meta>
</office:document-meta>
</file>